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-20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 SUM([.$A$1:.A1])" office:value-type="float" office:value="1" calcext:value-type="float">
            <text:p>1</text:p>
          </table:table-cell>
          <table:table-cell table:number-columns-repeated="3"/>
          <table:table-cell office:value-type="float" office:value="8000936" calcext:value-type="float">
            <text:p>8000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9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0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1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4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5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6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7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8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19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0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1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2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3]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4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5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6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7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8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29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0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1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2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3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4]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5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6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7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8]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39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0]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1]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2]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3]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4]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5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6]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7]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8]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49])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0]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1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2])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3]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4])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5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6])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7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8])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59]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0]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1])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2]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3]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4]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5]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6])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7])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8]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69])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0]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1]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2]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3])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4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5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6]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7])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8])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79])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SUM([.$A$1:.A80])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81])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82])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83])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84])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85])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86])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87])"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88])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89]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90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91])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92])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93])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94])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95])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96])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97])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98])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99])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00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01])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02])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03])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04])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05])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06])"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07])"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08])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09])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10])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11])"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12])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13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14])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15])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16])"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17])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18])"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19])"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20])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21])"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22])"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23])"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24])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25])"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26])"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27])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28])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29])"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30])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31])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32])"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33])"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34])"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35])"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36])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37])"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38])"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39])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0])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1])"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2])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3])"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4])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5])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6])"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7])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8])"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49])"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0])"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1])"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2])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3])"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4])"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5])"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6])"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7])"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8])"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59])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0])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1])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2])"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3])"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4])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5]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6])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7])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8]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69])"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0])"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1])"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2])"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3])"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4])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SUM([.$A$1:.A175])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76])"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77])"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78])"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79])"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80])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81])"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82])"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83])"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84])"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85])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86])"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87])"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88])"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89])"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90])"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91])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92])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93])"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94])"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95])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96])"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97])"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98])"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199])"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00])"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01])"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02])"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03])"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04])"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05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06])"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07])"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08])"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09])"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10])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11])"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12])"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13])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14])"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1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16])"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17])"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18])"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19])"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20])"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21])"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22])"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23])"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24])"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25])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26])"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27])"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28])"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29])"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30])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31])"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32])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33])"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34])"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35])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36])"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37])"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38]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39])"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40])"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41])"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42])"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43])"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44])"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45]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46])"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47])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48])"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49])"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50])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51])"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52])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53])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54])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55])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56])"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57])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58])"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59])"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60])"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SUM([.$A$1:.A261])"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62])"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63])"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64]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65])"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66])"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67])"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68])"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69])"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70])"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71])"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72])"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73])"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74])"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75])"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76])"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77])"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78])"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79])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80])"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81])"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82])"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83])"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84])"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85])"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86])"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87])"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88])"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89])"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90])"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91])"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92])"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93])"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94])"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95])"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96])"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97])"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98])"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299])"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00])"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01])"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02])"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03])"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04])"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05])"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06])"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07])"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08])"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09])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10])"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11])"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SUM([.$A$1:.A312])"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13])"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14])"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15])"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16])"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17])"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18])"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19])"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20])"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21])"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22])"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23])"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24])"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25])"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26])"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27])"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28])"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29])"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30])"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31])"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32])"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33])"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34])"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35])"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36])"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37])"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38])"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39])"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40])"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41])"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42])"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43])"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44])"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45])"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46])"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47])"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48])"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49])"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50])"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51])"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52])"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$A$1:.A353])"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54])"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55])"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56])"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57])"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58])"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59])"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60])"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61])"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62])"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63])"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64])"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65])"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66])"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67])"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68])"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69])"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70])"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71])"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72])"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73])"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74])"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75])"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76])"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77])"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78])"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79])"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SUM([.$A$1:.A380])"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81])"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82])"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83])"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84])"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85])"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86])"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87])"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88])"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89])"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90])"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91])"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92])"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93])"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94])"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95])"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96])"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97])"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98])"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399])"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00])"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01])"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02])"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03])"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04])"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05])"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06])"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07])"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08])"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09])"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10])"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11])"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SUM([.$A$1:.A412])"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13])"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14])"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15])"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16])"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17])"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18])"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19])"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20])"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21])"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22])"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23])"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24])"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25])"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26])"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27])"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28])"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29])"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30])"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31])"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32])"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33])"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SUM([.$A$1:.A434])"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35])"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36])"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37])"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38])"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39])"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40])"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41])"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42])"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43])"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44])"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45])"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46])"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47])"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48])"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49])"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50])"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51])"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52])"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53])"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SUM([.$A$1:.A454])"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55])"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56])"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57])"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58])"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59])"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60])"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61])"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62])"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63])"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64])"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65])"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66])"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67])"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68])"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SUM([.$A$1:.A469])"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70])"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71])"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72])"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73])"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74])"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75])"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76])"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77])"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78])"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79])"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80])"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81])"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82])"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83])"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84])"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85])"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86])"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SUM([.$A$1:.A487])"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88])"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89])"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90])"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91])"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92])"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93])"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94])"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95])"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96])"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97])"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98])"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499])"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500])"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501])"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502])"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503])"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504])"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505])"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506])"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507])"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SUM([.$A$1:.A508])"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509])"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510])"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511])"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512])"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513])"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514])"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515])"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516])"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517])"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518])"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SUM([.$A$1:.A519])"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20])"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21])"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22])"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23])"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24])"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25])"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26])"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27])"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28])"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29])"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30])"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31])"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32])"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33])"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34])"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SUM([.$A$1:.A535])"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536])"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537])"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538])"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539])"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540])"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541])"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542])"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543])"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SUM([.$A$1:.A544])"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45])"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46])"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47])"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48])"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49])"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50])"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51])"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52])"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53])"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54])"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55])"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56])"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57])"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58])"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59])"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60])"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61])"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62])"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63])"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64])"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SUM([.$A$1:.A565])"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566])"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567])"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568])"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569])"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570])"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SUM([.$A$1:.A571])"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572])"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573])"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574])"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575])"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576])"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577])"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578])"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579])"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SUM([.$A$1:.A580])"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581])"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582])"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583])"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584])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585])"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586])"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587])"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588])"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589])"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590])"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SUM([.$A$1:.A591])"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592])"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593])"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594])"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595])"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596])"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597])"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598])"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599])"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600])"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601])"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602])"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603])"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604])"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605])"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606])"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607])"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608])"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609])"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SUM([.$A$1:.A610])"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611])"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612])"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613])"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614])"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615])"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616])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SUM([.$A$1:.A617])"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18])"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19])"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20])"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21])"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22])"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23])"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24])"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25])"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26])"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27])"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28])"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29])"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30])"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SUM([.$A$1:.A631])"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632])"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633])"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634])"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635])"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636])"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637])"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638])"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639])"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640])"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641])"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SUM([.$A$1:.A642])"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643])"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644])"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645])"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646])"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647])"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648])"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649])"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650])"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SUM([.$A$1:.A651])"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652])"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653])"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654])"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655])"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656])"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657])"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658])"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659])"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SUM([.$A$1:.A660])"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661])"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662])"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663])"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664])"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665])"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666])"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667])"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668])"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669])"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SUM([.$A$1:.A670])"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671])"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672])"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673])"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674])"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675])"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676])"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SUM([.$A$1:.A677])"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678])"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679])"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680])"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681])"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682])"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683])"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684])"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685])"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SUM([.$A$1:.A686])"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87])"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88])"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89])"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90])"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91])"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92])"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93])"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94])"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95])"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96])"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97])"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98])"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699])"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SUM([.$A$1:.A700])"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01])"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02])"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03])"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04])"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05])"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06])"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07])"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08])"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09])"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10])"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11])"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12])"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13])"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14])"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SUM([.$A$1:.A715])"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716])"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717])"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718])"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719])"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720])"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721])"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722])"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723])"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SUM([.$A$1:.A724])"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725])"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726])"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727])"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728])"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729])"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730])"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731])"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732])"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SUM([.$A$1:.A733])"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734])"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735])"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736])"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737])"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738])"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739])"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740])"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SUM([.$A$1:.A741])"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742])"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743])"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744])"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745])"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746])"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747])"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748])"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749])"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SUM([.$A$1:.A750])"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751])"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752])"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753])"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754])"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755])"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756])"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757])"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758])"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759])"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SUM([.$A$1:.A760])"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61])"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62])"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63])"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64])"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65])"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66])"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67])"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68])"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69])"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70])"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71])"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72])"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73])"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SUM([.$A$1:.A774])"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775])"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776])"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777])"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778])"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779])"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780])"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SUM([.$A$1:.A781])"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782])"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783])"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784])"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785])"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786])"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SUM([.$A$1:.A787])"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788])"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789])"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790])"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791])"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792])"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793])"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794])"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795])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SUM([.$A$1:.A796])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797])" office:value-type="float" office:value="10126" calcext:value-type="float">
            <text:p>1012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798])" office:value-type="float" office:value="10177" calcext:value-type="float">
            <text:p>1017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799])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800])"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801])"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802])"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803])"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804])"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805])"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806])"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807])"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808])"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809])" office:value-type="float" office:value="10738" calcext:value-type="float">
            <text:p>1073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SUM([.$A$1:.A810])" office:value-type="float" office:value="10789" calcext:value-type="float">
            <text:p>1078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811])" office:value-type="float" office:value="10842" calcext:value-type="float">
            <text:p>1084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812])" office:value-type="float" office:value="10895" calcext:value-type="float">
            <text:p>1089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813])" office:value-type="float" office:value="10948" calcext:value-type="float">
            <text:p>1094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814])" office:value-type="float" office:value="11001" calcext:value-type="float">
            <text:p>1100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815])" office:value-type="float" office:value="11054" calcext:value-type="float">
            <text:p>1105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816])" office:value-type="float" office:value="11107" calcext:value-type="float">
            <text:p>1110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SUM([.$A$1:.A817])" office:value-type="float" office:value="11160" calcext:value-type="float">
            <text:p>1116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818])" office:value-type="float" office:value="11216" calcext:value-type="float">
            <text:p>1121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819])" office:value-type="float" office:value="11272" calcext:value-type="float">
            <text:p>1127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820])" office:value-type="float" office:value="11328" calcext:value-type="float">
            <text:p>1132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821])" office:value-type="float" office:value="11384" calcext:value-type="float">
            <text:p>1138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822])" office:value-type="float" office:value="11440" calcext:value-type="float">
            <text:p>1144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823])" office:value-type="float" office:value="11496" calcext:value-type="float">
            <text:p>1149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824])" office:value-type="float" office:value="11552" calcext:value-type="float">
            <text:p>1155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825])" office:value-type="float" office:value="11608" calcext:value-type="float">
            <text:p>1160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SUM([.$A$1:.A826])" office:value-type="float" office:value="11664" calcext:value-type="float">
            <text:p>1166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27])" office:value-type="float" office:value="11722" calcext:value-type="float">
            <text:p>1172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28])" office:value-type="float" office:value="11780" calcext:value-type="float">
            <text:p>1178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29])" office:value-type="float" office:value="11838" calcext:value-type="float">
            <text:p>1183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30])" office:value-type="float" office:value="11896" calcext:value-type="float">
            <text:p>1189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31])" office:value-type="float" office:value="11954" calcext:value-type="float">
            <text:p>1195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32])" office:value-type="float" office:value="12012" calcext:value-type="float">
            <text:p>1201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33])" office:value-type="float" office:value="12070" calcext:value-type="float">
            <text:p>1207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34])" office:value-type="float" office:value="12128" calcext:value-type="float">
            <text:p>1212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35])" office:value-type="float" office:value="12186" calcext:value-type="float">
            <text:p>1218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36])" office:value-type="float" office:value="12244" calcext:value-type="float">
            <text:p>1224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37])" office:value-type="float" office:value="12302" calcext:value-type="float">
            <text:p>1230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SUM([.$A$1:.A838])" office:value-type="float" office:value="12360" calcext:value-type="float">
            <text:p>123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39])" office:value-type="float" office:value="12421" calcext:value-type="float">
            <text:p>1242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40])" office:value-type="float" office:value="12482" calcext:value-type="float">
            <text:p>1248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41])" office:value-type="float" office:value="12543" calcext:value-type="float">
            <text:p>1254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42])" office:value-type="float" office:value="12604" calcext:value-type="float">
            <text:p>1260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43])" office:value-type="float" office:value="12665" calcext:value-type="float">
            <text:p>1266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44])" office:value-type="float" office:value="12726" calcext:value-type="float">
            <text:p>1272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45])" office:value-type="float" office:value="12787" calcext:value-type="float">
            <text:p>1278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46])" office:value-type="float" office:value="12848" calcext:value-type="float">
            <text:p>1284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47])" office:value-type="float" office:value="12909" calcext:value-type="float">
            <text:p>1290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48])" office:value-type="float" office:value="12970" calcext:value-type="float">
            <text:p>1297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49])" office:value-type="float" office:value="13031" calcext:value-type="float">
            <text:p>1303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50])" office:value-type="float" office:value="13092" calcext:value-type="float">
            <text:p>1309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SUM([.$A$1:.A851])" office:value-type="float" office:value="13153" calcext:value-type="float">
            <text:p>1315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852])" office:value-type="float" office:value="13217" calcext:value-type="float">
            <text:p>1321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853])" office:value-type="float" office:value="13281" calcext:value-type="float">
            <text:p>1328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854])" office:value-type="float" office:value="13345" calcext:value-type="float">
            <text:p>1334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855])" office:value-type="float" office:value="13409" calcext:value-type="float">
            <text:p>1340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856])" office:value-type="float" office:value="13473" calcext:value-type="float">
            <text:p>1347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SUM([.$A$1:.A857])" office:value-type="float" office:value="13537" calcext:value-type="float">
            <text:p>1353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858])" office:value-type="float" office:value="13604" calcext:value-type="float">
            <text:p>1360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859])" office:value-type="float" office:value="13671" calcext:value-type="float">
            <text:p>1367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860])" office:value-type="float" office:value="13738" calcext:value-type="float">
            <text:p>1373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861])" office:value-type="float" office:value="13805" calcext:value-type="float">
            <text:p>1380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862])" office:value-type="float" office:value="13872" calcext:value-type="float">
            <text:p>1387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863])" office:value-type="float" office:value="13939" calcext:value-type="float">
            <text:p>1393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864])" office:value-type="float" office:value="14006" calcext:value-type="float">
            <text:p>1400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865])" office:value-type="float" office:value="14073" calcext:value-type="float">
            <text:p>1407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866])" office:value-type="float" office:value="14140" calcext:value-type="float">
            <text:p>1414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SUM([.$A$1:.A867])" office:value-type="float" office:value="14207" calcext:value-type="float">
            <text:p>1420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868])" office:value-type="float" office:value="14277" calcext:value-type="float">
            <text:p>1427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869])" office:value-type="float" office:value="14347" calcext:value-type="float">
            <text:p>1434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SUM([.$A$1:.A870])" office:value-type="float" office:value="14417" calcext:value-type="float">
            <text:p>1441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71])" office:value-type="float" office:value="14490" calcext:value-type="float">
            <text:p>1449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72])" office:value-type="float" office:value="14563" calcext:value-type="float">
            <text:p>1456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73])" office:value-type="float" office:value="14636" calcext:value-type="float">
            <text:p>1463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74])" office:value-type="float" office:value="14709" calcext:value-type="float">
            <text:p>1470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75])" office:value-type="float" office:value="14782" calcext:value-type="float">
            <text:p>1478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76])" office:value-type="float" office:value="14855" calcext:value-type="float">
            <text:p>1485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77])" office:value-type="float" office:value="14928" calcext:value-type="float">
            <text:p>1492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78])" office:value-type="float" office:value="15001" calcext:value-type="float">
            <text:p>1500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79])" office:value-type="float" office:value="15074" calcext:value-type="float">
            <text:p>150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80])" office:value-type="float" office:value="15147" calcext:value-type="float">
            <text:p>1514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81])" office:value-type="float" office:value="15220" calcext:value-type="float">
            <text:p>1522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82])" office:value-type="float" office:value="15293" calcext:value-type="float">
            <text:p>1529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SUM([.$A$1:.A883])" office:value-type="float" office:value="15366" calcext:value-type="float">
            <text:p>1536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884])" office:value-type="float" office:value="15443" calcext:value-type="float">
            <text:p>1544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885])" office:value-type="float" office:value="15520" calcext:value-type="float">
            <text:p>1552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886])" office:value-type="float" office:value="15597" calcext:value-type="float">
            <text:p>1559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887])" office:value-type="float" office:value="15674" calcext:value-type="float">
            <text:p>1567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888])" office:value-type="float" office:value="15751" calcext:value-type="float">
            <text:p>1575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SUM([.$A$1:.A889])" office:value-type="float" office:value="15828" calcext:value-type="float">
            <text:p>1582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890])" office:value-type="float" office:value="15908" calcext:value-type="float">
            <text:p>159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891])" office:value-type="float" office:value="15988" calcext:value-type="float">
            <text:p>1598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892])" office:value-type="float" office:value="16068" calcext:value-type="float">
            <text:p>1606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SUM([.$A$1:.A893])" office:value-type="float" office:value="16148" calcext:value-type="float">
            <text:p>1614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894])" office:value-type="float" office:value="16232" calcext:value-type="float">
            <text:p>1623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895])" office:value-type="float" office:value="16316" calcext:value-type="float">
            <text:p>1631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896])" office:value-type="float" office:value="16400" calcext:value-type="float">
            <text:p>1640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897])" office:value-type="float" office:value="16484" calcext:value-type="float">
            <text:p>164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898])" office:value-type="float" office:value="16568" calcext:value-type="float">
            <text:p>1656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899])" office:value-type="float" office:value="16652" calcext:value-type="float">
            <text:p>1665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900])" office:value-type="float" office:value="16736" calcext:value-type="float">
            <text:p>1673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901])" office:value-type="float" office:value="16820" calcext:value-type="float">
            <text:p>1682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902])" office:value-type="float" office:value="16904" calcext:value-type="float">
            <text:p>1690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903])" office:value-type="float" office:value="16988" calcext:value-type="float">
            <text:p>1698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SUM([.$A$1:.A904])" office:value-type="float" office:value="17072" calcext:value-type="float">
            <text:p>1707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05])" office:value-type="float" office:value="17160" calcext:value-type="float">
            <text:p>1716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06])" office:value-type="float" office:value="17248" calcext:value-type="float">
            <text:p>1724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07])" office:value-type="float" office:value="17336" calcext:value-type="float">
            <text:p>1733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08])" office:value-type="float" office:value="17424" calcext:value-type="float">
            <text:p>1742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09])" office:value-type="float" office:value="17512" calcext:value-type="float">
            <text:p>1751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10])" office:value-type="float" office:value="17600" calcext:value-type="float">
            <text:p>1760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11])" office:value-type="float" office:value="17688" calcext:value-type="float">
            <text:p>176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12])" office:value-type="float" office:value="17776" calcext:value-type="float">
            <text:p>1777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13])" office:value-type="float" office:value="17864" calcext:value-type="float">
            <text:p>1786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14])" office:value-type="float" office:value="17952" calcext:value-type="float">
            <text:p>1795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15])" office:value-type="float" office:value="18040" calcext:value-type="float">
            <text:p>1804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16])" office:value-type="float" office:value="18128" calcext:value-type="float">
            <text:p>1812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SUM([.$A$1:.A917])" office:value-type="float" office:value="18216" calcext:value-type="float">
            <text:p>1821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918])" office:value-type="float" office:value="18308" calcext:value-type="float">
            <text:p>1830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919])" office:value-type="float" office:value="18400" calcext:value-type="float">
            <text:p>1840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920])" office:value-type="float" office:value="18492" calcext:value-type="float">
            <text:p>184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921])" office:value-type="float" office:value="18584" calcext:value-type="float">
            <text:p>1858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922])" office:value-type="float" office:value="18676" calcext:value-type="float">
            <text:p>1867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923])" office:value-type="float" office:value="18768" calcext:value-type="float">
            <text:p>1876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924])" office:value-type="float" office:value="18860" calcext:value-type="float">
            <text:p>1886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925])" office:value-type="float" office:value="18952" calcext:value-type="float">
            <text:p>1895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926])" office:value-type="float" office:value="19044" calcext:value-type="float">
            <text:p>1904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SUM([.$A$1:.A927])" office:value-type="float" office:value="19136" calcext:value-type="float">
            <text:p>1913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928])" office:value-type="float" office:value="19232" calcext:value-type="float">
            <text:p>1923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929])" office:value-type="float" office:value="19328" calcext:value-type="float">
            <text:p>1932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930])" office:value-type="float" office:value="19424" calcext:value-type="float">
            <text:p>1942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931])" office:value-type="float" office:value="19520" calcext:value-type="float">
            <text:p>1952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932])" office:value-type="float" office:value="19616" calcext:value-type="float">
            <text:p>1961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933])" office:value-type="float" office:value="19712" calcext:value-type="float">
            <text:p>1971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934])" office:value-type="float" office:value="19808" calcext:value-type="float">
            <text:p>1980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935])" office:value-type="float" office:value="19904" calcext:value-type="float">
            <text:p>1990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SUM([.$A$1:.A936])" office:value-type="float" office:value="20000" calcext:value-type="float">
            <text:p>200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26-20'.A1:'26-20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3T13:17:22.189000000</dc:date>
    <meta:editing-duration>PT5M40S</meta:editing-duration>
    <meta:editing-cycles>1</meta:editing-cycles>
    <meta:document-statistic meta:table-count="1" meta:cell-count="1873" meta:object-count="0"/>
    <meta:generator>LibreOffice/7.1.1.2$Windows_X86_64 LibreOffice_project/fe0b08f4af1bacafe4c7ecc87ce55bb426164676</meta:generator>
  </office:meta>
</office:document-meta>
</file>